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78cm" fo:min-width="2.2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04cm" fo:min-width="2.8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78cm" fo:min-width="3.62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78cm" fo:min-width="4.128cm"/>
      <style:paragraph-properties style:writing-mode="lr-tb"/>
    </style:style>
    <style:style style:name="gr6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1cm" fo:min-width="2.80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1.376cm"/>
      <style:paragraph-properties style:writing-mode="lr-tb"/>
    </style:style>
    <style:style style:name="gr9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10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11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14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5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878cm" fo:min-width="5.128cm"/>
      <style:paragraph-properties style:writing-mode="lr-tb"/>
    </style:style>
    <style:style style:name="gr17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18" style:family="graphic" style:parent-style-name="objectwithoutfill">
      <style:graphic-properties draw:marker-end="Pontas_20_das_20_setas_20_20" draw:marker-end-width="0.3cm" draw:fill="none" draw:textarea-vertical-align="middle"/>
    </style:style>
    <style:style style:name="gr19" style:family="graphic" style:parent-style-name="objectwithoutfill">
      <style:graphic-properties draw:marker-end="Pontas_20_das_20_setas_20_22" draw:marker-end-width="0.3cm" draw:fill="none" draw:textarea-vertical-align="middle"/>
    </style:style>
    <style:style style:name="gr20" style:family="graphic" style:parent-style-name="objectwithoutfill">
      <style:graphic-properties draw:marker-end="Pontas_20_das_20_setas_20_23" draw:marker-end-width="0.3cm" draw:fill="none" draw:textarea-vertical-align="middle"/>
    </style:style>
    <style:style style:name="gr21" style:family="graphic" style:parent-style-name="objectwithoutfill">
      <style:graphic-properties draw:marker-end="Pontas_20_das_20_setas_20_24" draw:marker-end-width="0.3cm" draw:fill="none" draw:textarea-vertical-align="middle"/>
    </style:style>
    <style:style style:name="gr22" style:family="graphic" style:parent-style-name="objectwithoutfill">
      <style:graphic-properties draw:marker-end="Pontas_20_das_20_setas_20_25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104cm" fo:min-width="5.06cm"/>
      <style:paragraph-properties style:writing-mode="lr-tb"/>
    </style:style>
    <style:style style:name="gr24" style:family="graphic" style:parent-style-name="objectwithoutfill">
      <style:graphic-properties draw:marker-end="Pontas_20_das_20_setas_20_26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0.766cm" fo:min-width="1.25cm"/>
      <style:paragraph-properties style:writing-mode="lr-tb"/>
    </style:style>
    <style:style style:name="gr26" style:family="graphic" style:parent-style-name="objectwithoutfill">
      <style:graphic-properties draw:marker-end="Pontas_20_das_20_setas_20_29" draw:marker-end-width="0.3cm" draw:fill="none" draw:textarea-vertical-align="middle"/>
    </style:style>
    <style:style style:name="gr27" style:family="graphic" style:parent-style-name="objectwithoutfill">
      <style:graphic-properties draw:marker-end="Pontas_20_das_20_setas_20_30" draw:marker-end-width="0.3cm" draw:fill="none" draw:textarea-vertical-align="middle"/>
    </style:style>
    <style:style style:name="gr28" style:family="graphic" style:parent-style-name="objectwithoutfill">
      <style:graphic-properties draw:marker-end="Pontas_20_das_20_setas_20_31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.282cm" fo:min-width="0.208cm"/>
      <style:paragraph-properties style:writing-mode="lr-tb"/>
    </style:style>
    <style:style style:name="gr30" style:family="graphic" style:parent-style-name="objectwithoutfill">
      <style:graphic-properties draw:marker-end="Pontas_20_das_20_setas_20_32" draw:marker-end-width="0.3cm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892cm" fo:min-width="1.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878cm" fo:min-width="4.843cm"/>
      <style:paragraph-properties style:writing-mode="lr-tb"/>
    </style:style>
    <style:style style:name="gr33" style:family="graphic" style:parent-style-name="objectwithoutfill">
      <style:graphic-properties draw:marker-end="Pontas_20_das_20_setas_20_34" draw:marker-end-width="0.3cm" draw:fill="none" draw:textarea-vertical-align="middle"/>
    </style:style>
    <style:style style:name="gr34" style:family="graphic" style:parent-style-name="objectwithoutfill">
      <style:graphic-properties draw:marker-end="Pontas_20_das_20_setas_20_35" draw:marker-end-width="0.3cm" draw:fill="none" draw:textarea-vertical-align="middle"/>
    </style:style>
    <style:style style:name="gr35" style:family="graphic" style:parent-style-name="objectwithoutfill">
      <style:graphic-properties draw:marker-end="Pontas_20_das_20_setas_20_36" draw:marker-end-width="0.3cm" draw:fill="none" draw:textarea-vertical-align="middle"/>
    </style:style>
    <style:style style:name="gr36" style:family="graphic" style:parent-style-name="objectwithoutfill">
      <style:graphic-properties draw:marker-end="Pontas_20_das_20_setas_20_38" draw:marker-end-width="0.3cm" draw:fill="none" draw:textarea-vertical-align="middle"/>
    </style:style>
    <style:style style:name="gr37" style:family="graphic" style:parent-style-name="objectwithoutfill">
      <style:graphic-properties draw:marker-end="Pontas_20_das_20_setas_20_39" draw:marker-end-width="0.3cm" draw:fill="none" draw:textarea-vertical-align="middle"/>
    </style:style>
    <style:style style:name="gr38" style:family="graphic" style:parent-style-name="objectwithoutfill">
      <style:graphic-properties draw:marker-end="Pontas_20_das_20_setas_20_40" draw:marker-end-width="0.3cm" draw:fill="none" draw:textarea-vertical-align="middle"/>
    </style:style>
    <style:style style:name="gr39" style:family="graphic" style:parent-style-name="objectwithoutfill">
      <style:graphic-properties draw:marker-end="Pontas_20_das_20_setas_20_41" draw:marker-end-width="0.3cm" draw:fill="none" draw:textarea-vertical-align="middle"/>
    </style:style>
    <style:style style:name="gr40" style:family="graphic" style:parent-style-name="objectwithoutfill">
      <style:graphic-properties draw:marker-end="Pontas_20_das_20_setas_20_42" draw:marker-end-width="0.3cm" draw:fill="none" draw:textarea-vertical-align="middle"/>
    </style:style>
    <style:style style:name="gr41" style:family="graphic" style:parent-style-name="objectwithoutfill">
      <style:graphic-properties draw:marker-end="Pontas_20_das_20_setas_20_43" draw:marker-end-width="0.3cm" draw:fill="none" draw:textarea-vertical-align="middle"/>
    </style:style>
    <style:style style:name="gr42" style:family="graphic" style:parent-style-name="objectwithoutfill">
      <style:graphic-properties draw:marker-end="Pontas_20_das_20_setas_20_44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0.464cm" fo:min-width="0.384cm"/>
      <style:paragraph-properties style:writing-mode="lr-tb"/>
    </style:style>
    <style:style style:name="gr44" style:family="graphic" style:parent-style-name="objectwithoutfill">
      <style:graphic-properties draw:marker-end="Pontas_20_das_20_setas_20_45" draw:marker-end-width="0.3cm" draw:fill="none" draw:textarea-vertical-align="middle"/>
    </style:style>
    <style:style style:name="gr45" style:family="graphic" style:parent-style-name="objectwithoutfill">
      <style:graphic-properties draw:marker-end="Pontas_20_das_20_setas_20_46" draw:marker-end-width="0.3cm" draw:fill="none" draw:textarea-vertical-align="middle"/>
    </style:style>
    <style:style style:name="gr46" style:family="graphic" style:parent-style-name="objectwithoutfill">
      <style:graphic-properties draw:marker-end="Pontas_20_das_20_setas_20_47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.464cm" fo:min-width="0.208cm"/>
      <style:paragraph-properties style:writing-mode="lr-tb"/>
    </style:style>
    <style:style style:name="gr48" style:family="graphic" style:parent-style-name="objectwithoutfill">
      <style:graphic-properties draw:marker-end="Pontas_20_das_20_setas_20_48" draw:marker-end-width="0.3cm" draw:fill="none" draw:textarea-vertical-align="middle"/>
    </style:style>
    <style:style style:name="gr49" style:family="graphic" style:parent-style-name="standard">
      <style:graphic-properties draw:textarea-horizontal-align="justify" draw:textarea-vertical-align="middle" draw:auto-grow-height="false" fo:min-height="0.878cm" fo:min-width="5.378cm"/>
      <style:paragraph-properties style:writing-mode="lr-tb"/>
    </style:style>
    <style:style style:name="gr50" style:family="graphic" style:parent-style-name="objectwithoutfill">
      <style:graphic-properties draw:marker-end="Pontas_20_das_20_setas_20_49" draw:marker-end-width="0.3cm" draw:fill="none" draw:textarea-vertical-align="middle"/>
    </style:style>
    <style:style style:name="gr51" style:family="graphic" style:parent-style-name="objectwithoutfill">
      <style:graphic-properties draw:marker-end="Pontas_20_das_20_setas_20_50" draw:marker-end-width="0.3cm" draw:fill="none" draw:textarea-vertical-align="middle"/>
    </style:style>
    <style:style style:name="gr52" style:family="graphic" style:parent-style-name="standard">
      <style:graphic-properties draw:textarea-horizontal-align="justify" draw:textarea-vertical-align="middle" draw:auto-grow-height="false" fo:min-height="0.766cm" fo:min-width="1.412cm"/>
      <style:paragraph-properties style:writing-mode="lr-tb"/>
    </style:style>
    <style:style style:name="gr53" style:family="graphic" style:parent-style-name="objectwithoutfill">
      <style:graphic-properties draw:marker-end="Pontas_20_das_20_setas_20_51" draw:marker-end-width="0.3cm" draw:fill="none" draw:textarea-vertical-align="middle"/>
    </style:style>
    <style:style style:name="gr54" style:family="graphic" style:parent-style-name="objectwithoutfill">
      <style:graphic-properties draw:marker-end="Pontas_20_das_20_setas_20_52" draw:marker-end-width="0.3cm" draw:fill="none" draw:textarea-vertical-align="middle"/>
    </style:style>
    <style:style style:name="gr55" style:family="graphic" style:parent-style-name="objectwithoutfill">
      <style:graphic-properties draw:marker-end="Pontas_20_das_20_setas_20_54" draw:marker-end-width="0.3cm" draw:fill="none" draw:textarea-vertical-align="middle"/>
    </style:style>
    <style:style style:name="gr56" style:family="graphic" style:parent-style-name="objectwithoutfill">
      <style:graphic-properties draw:marker-end="Pontas_20_das_20_setas_20_55" draw:marker-end-width="0.3cm" draw:fill="none" draw:textarea-vertical-align="middle"/>
    </style:style>
    <style:style style:name="gr57" style:family="graphic" style:parent-style-name="objectwithoutfill">
      <style:graphic-properties draw:marker-end="Pontas_20_das_20_setas_20_56" draw:marker-end-width="0.3cm" draw:fill="none" draw:textarea-vertical-align="middle"/>
    </style:style>
    <style:style style:name="gr58" style:family="graphic" style:parent-style-name="objectwithoutfill">
      <style:graphic-properties draw:marker-end="Pontas_20_das_20_setas_20_57" draw:marker-end-width="0.3cm" draw:fill="none" draw:textarea-vertical-align="middle"/>
    </style:style>
    <style:style style:name="gr59" style:family="graphic" style:parent-style-name="standard">
      <style:graphic-properties draw:textarea-horizontal-align="justify" draw:textarea-vertical-align="middle" draw:auto-grow-height="false" fo:min-height="0.878cm" fo:min-width="4.628cm"/>
      <style:paragraph-properties style:writing-mode="lr-tb"/>
    </style:style>
    <style:style style:name="gr60" style:family="graphic" style:parent-style-name="objectwithoutfill">
      <style:graphic-properties draw:marker-end="Pontas_20_das_20_setas_20_59" draw:marker-end-width="0.3cm" draw:fill="none" draw:textarea-vertical-align="middle"/>
    </style:style>
    <style:style style:name="gr61" style:family="graphic" style:parent-style-name="objectwithoutfill">
      <style:graphic-properties draw:marker-end="Pontas_20_das_20_setas_20_60" draw:marker-end-width="0.3cm" draw:fill="none" draw:textarea-vertical-align="middle"/>
    </style:style>
    <style:style style:name="gr62" style:family="graphic" style:parent-style-name="standard">
      <style:graphic-properties draw:textarea-horizontal-align="justify" draw:textarea-vertical-align="middle" draw:auto-grow-height="false" fo:min-height="0.766cm" fo:min-width="1.626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0.878cm" fo:min-width="4.878cm"/>
      <style:paragraph-properties style:writing-mode="lr-tb"/>
    </style:style>
    <style:style style:name="gr64" style:family="graphic" style:parent-style-name="objectwithoutfill">
      <style:graphic-properties draw:marker-end="Pontas_20_das_20_setas_20_63" draw:marker-end-width="0.3cm" draw:fill="none" draw:textarea-vertical-align="middle"/>
    </style:style>
    <style:style style:name="gr65" style:family="graphic" style:parent-style-name="objectwithoutfill">
      <style:graphic-properties draw:marker-end="Pontas_20_das_20_setas_20_64" draw:marker-end-width="0.3cm" draw:fill="none" draw:textarea-vertical-align="middle"/>
    </style:style>
    <style:style style:name="gr66" style:family="graphic" style:parent-style-name="objectwithoutfill">
      <style:graphic-properties draw:marker-end="Pontas_20_das_20_setas_20_65" draw:marker-end-width="0.3cm" draw:fill="none" draw:textarea-vertical-align="middle"/>
    </style:style>
    <style:style style:name="gr67" style:family="graphic" style:parent-style-name="objectwithoutfill">
      <style:graphic-properties draw:marker-end="Pontas_20_das_20_setas_20_66" draw:marker-end-width="0.3cm" draw:fill="none" draw:textarea-vertical-align="middle"/>
    </style:style>
    <style:style style:name="gr68" style:family="graphic" style:parent-style-name="standard">
      <style:graphic-properties draw:textarea-horizontal-align="justify" draw:textarea-vertical-align="middle" draw:auto-grow-height="false" fo:min-height="0.766cm" fo:min-width="1.876cm"/>
      <style:paragraph-properties style:writing-mode="lr-tb"/>
    </style:style>
    <style:style style:name="gr69" style:family="graphic" style:parent-style-name="objectwithoutfill">
      <style:graphic-properties draw:marker-end="Pontas_20_das_20_setas_20_67" draw:marker-end-width="0.3cm" draw:fill="none" draw:textarea-vertical-align="middle"/>
    </style:style>
    <style:style style:name="gr70" style:family="graphic" style:parent-style-name="objectwithoutfill">
      <style:graphic-properties draw:marker-end="Pontas_20_das_20_setas_20_68" draw:marker-end-width="0.3cm" draw:fill="none" draw:textarea-vertical-align="middle"/>
    </style:style>
    <style:style style:name="gr71" style:family="graphic" style:parent-style-name="objectwithoutfill">
      <style:graphic-properties draw:marker-end="Pontas_20_das_20_setas_20_70" draw:marker-end-width="0.3cm" draw:fill="none" draw:textarea-vertical-align="middle"/>
    </style:style>
    <style:style style:name="gr72" style:family="graphic" style:parent-style-name="objectwithoutfill">
      <style:graphic-properties draw:marker-end="Pontas_20_das_20_setas_20_71" draw:marker-end-width="0.3cm" draw:fill="none" draw:textarea-vertical-align="middle"/>
    </style:style>
    <style:style style:name="gr7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2" draw:id="id2" draw:layer="layout" svg:width="3cm" svg:height="0.746cm" draw:transform="skewX (0.00453785605518526) rotate (0.00453785605518526) translate (2.577cm 1.244cm)">
          <text:p text:style-name="P1">Inicio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2" draw:text-style-name="P1" xml:id="id4" draw:id="id4" draw:layer="layout" svg:width="3.5cm" svg:height="1.5cm" svg:x="2.327cm" svg:y="2.74cm">
          <text:p text:style-name="P1">Conf. a </text:p>
          <text:p text:style-name="P1">execução </text:p>
          <text:p text:style-name="P1">com o usuá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.25cm" svg:height="1.25cm" svg:x="2.012cm" svg:y="7.24cm">
          <text:p text:style-name="P1">Executa a Leitura </text:p>
          <text:p text:style-name="P1">Conta de e-m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4cm" svg:height="2.032cm" svg:x="2.077cm" svg:y="4.708cm">
          <text:p text:style-name="P1">Conf. Bx. X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0" draw:id="id10" draw:layer="layout" svg:width="4.75cm" svg:height="1.25cm" svg:x="1.827cm" svg:y="16.99cm">
          <text:p text:style-name="P1">Y= Quant. e-mail na </text:p>
          <text:p text:style-name="P1">caix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" draw:id="id11" draw:layer="layout" svg:width="4.75cm" svg:height="1.25cm" svg:x="1.794cm" svg:y="21.413cm">
          <text:p text:style-name="P1">Recebe o </text:p>
          <text:p text:style-name="P1">E-m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line-skew="0.498cm" svg:x1="6.077cm" svg:y1="5.724cm" svg:x2="5.577cm" svg:y2="1.601cm" draw:start-shape="id1" draw:start-glue-point="7" draw:end-shape="id2" draw:end-glue-point="7" svg:d="M6077 5724h999v-4123h-1499" svg:viewBox="0 0 1500 4124">
          <text:p/>
        </draw:connector>
        <draw:custom-shape draw:style-name="gr7" draw:text-style-name="P1" xml:id="id5" draw:id="id5" draw:layer="layout" svg:width="5.25cm" svg:height="2cm" svg:x="1.577cm" svg:y="8.99cm">
          <text:p text:style-name="P1">Realiza 10 </text:p>
          <text:p text:style-name="P1">varreduras </text:p>
          <text:p text:style-name="P1">na caixa de </text:p>
          <text:p text:style-name="P1">e-mail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6" draw:id="id6" draw:layer="layout" svg:width="3.75cm" svg:height="2.032cm" svg:x="2.327cm" svg:y="11.74cm">
          <text:p text:style-name="P1">N++, N&lt;=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7" draw:id="id7" draw:layer="layout" svg:width="3.75cm" svg:height="2.032cm" svg:x="2.327cm" svg:y="14.49cm">
          <text:p text:style-name="P1">Conexão </text:p>
          <text:p text:style-name="P1">E-mail Ok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draw:type="line" svg:x1="4.077cm" svg:y1="6.74cm" svg:x2="4.137cm" svg:y2="7.24cm" draw:start-shape="id1" draw:start-glue-point="6" draw:end-shape="id3" draw:end-glue-point="0" svg:d="M4077 6740l60 500" svg:viewBox="0 0 61 501">
          <text:p/>
        </draw:connector>
        <draw:connector draw:style-name="gr10" draw:text-style-name="P2" draw:layer="layout" draw:type="line" svg:x1="4.077cm" svg:y1="4.24cm" svg:x2="4.077cm" svg:y2="4.708cm" draw:start-shape="id4" draw:start-glue-point="2" draw:end-shape="id1" svg:d="M4077 4240v468" svg:viewBox="0 0 1 469">
          <text:p/>
        </draw:connector>
        <draw:connector draw:style-name="gr11" draw:text-style-name="P2" draw:layer="layout" draw:type="line" svg:x1="4.078cm" svg:y1="1.982cm" svg:x2="4.077cm" svg:y2="2.74cm" draw:start-shape="id2" draw:start-glue-point="6" draw:end-shape="id4" draw:end-glue-point="0" svg:d="M4078 1982l-1 758" svg:viewBox="0 0 2 759">
          <text:p/>
        </draw:connector>
        <draw:connector draw:style-name="gr12" draw:text-style-name="P2" draw:layer="layout" draw:type="line" svg:x1="4.137cm" svg:y1="8.49cm" svg:x2="4.202cm" svg:y2="8.99cm" draw:start-shape="id3" draw:start-glue-point="2" draw:end-shape="id5" draw:end-glue-point="5" svg:d="M4137 8490l65 500" svg:viewBox="0 0 66 501">
          <text:p/>
        </draw:connector>
        <draw:connector draw:style-name="gr13" draw:text-style-name="P2" xml:id="id25" draw:id="id25" draw:layer="layout" draw:type="line" svg:x1="4.202cm" svg:y1="10.99cm" svg:x2="4.202cm" svg:y2="11.74cm" draw:start-shape="id5" draw:start-glue-point="8" draw:end-shape="id6" draw:end-glue-point="4" svg:d="M4202 10990v750" svg:viewBox="0 0 1 751">
          <text:p/>
        </draw:connector>
        <draw:connector draw:style-name="gr14" draw:text-style-name="P2" xml:id="id8" draw:id="id8" draw:layer="layout" draw:type="line" svg:x1="4.202cm" svg:y1="14.49cm" svg:x2="4.202cm" svg:y2="14.49cm" draw:start-shape="id7" draw:start-glue-point="4" draw:end-shape="id7" draw:end-glue-point="4" svg:d="M4202 14490z" svg:viewBox="0 0 1 1">
          <text:p/>
        </draw:connector>
        <draw:connector draw:style-name="gr15" draw:text-style-name="P2" draw:layer="layout" draw:type="line" svg:x1="4.202cm" svg:y1="13.772cm" svg:x2="4.202cm" svg:y2="14.49cm" draw:start-shape="id6" draw:start-glue-point="6" draw:end-shape="id8" draw:end-glue-point="0" svg:d="M4202 13772v718" svg:viewBox="0 0 1 719">
          <text:p/>
        </draw:connector>
        <draw:custom-shape draw:style-name="gr16" draw:text-style-name="P1" xml:id="id24" draw:id="id24" draw:layer="layout" svg:width="5.75cm" svg:height="1.25cm" svg:x="7.077cm" svg:y="12.74cm">
          <text:p text:style-name="P1">Notifica os usuár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xml:id="id14" draw:id="id14" draw:layer="layout" draw:line-skew="-0.576cm" svg:x1="2.327cm" svg:y1="12.756cm" svg:x2="7.25cm" svg:y2="27.875cm" draw:start-shape="id6" draw:start-glue-point="5" draw:end-shape="id9" draw:end-glue-point="3" svg:d="M2327 12756h-1077v15119h6000" svg:viewBox="0 0 6001 15120">
          <text:p/>
        </draw:connector>
        <draw:custom-shape draw:style-name="gr8" draw:text-style-name="P1" xml:id="id12" draw:id="id12" draw:layer="layout" svg:width="3.75cm" svg:height="2.032cm" svg:x="2.327cm" svg:y="23.208cm">
          <text:p text:style-name="P1">Possui Anex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2" draw:layer="layout" draw:type="line" svg:x1="4.202cm" svg:y1="16.522cm" svg:x2="4.202cm" svg:y2="16.99cm" draw:start-shape="id7" draw:start-glue-point="6" draw:end-shape="id10" draw:end-glue-point="0" svg:d="M4202 16522v468" svg:viewBox="0 0 1 469">
          <text:p/>
        </draw:connector>
        <draw:connector draw:style-name="gr19" draw:text-style-name="P2" xml:id="id19" draw:id="id19" draw:layer="layout" draw:type="line" svg:x1="4.169cm" svg:y1="22.663cm" svg:x2="4.202cm" svg:y2="23.208cm" draw:start-shape="id11" draw:start-glue-point="2" draw:end-shape="id12" draw:end-glue-point="4" svg:d="M4169 22663l33 545" svg:viewBox="0 0 34 546">
          <text:p/>
        </draw:connector>
        <draw:custom-shape draw:style-name="gr8" draw:text-style-name="P1" xml:id="id13" draw:id="id13" draw:layer="layout" svg:width="3.75cm" svg:height="2.032cm" svg:x="2.327cm" svg:y="18.74cm">
          <text:p text:style-name="P1">W++ &lt;= Y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2" draw:layer="layout" draw:type="line" svg:x1="2.327cm" svg:y1="19.756cm" svg:x2="1.25cm" svg:y2="20.315cm" draw:start-shape="id13" draw:start-glue-point="5" draw:end-shape="id14" draw:end-glue-point="0" svg:d="M2327 19756l-1077 559" svg:viewBox="0 0 1078 560">
          <text:p/>
        </draw:connector>
        <draw:connector draw:style-name="gr21" draw:text-style-name="P2" xml:id="id28" draw:id="id28" draw:layer="layout" draw:type="line" svg:x1="4.202cm" svg:y1="18.24cm" svg:x2="4.202cm" svg:y2="18.74cm" draw:start-shape="id10" draw:start-glue-point="2" draw:end-shape="id13" draw:end-glue-point="4" svg:d="M4202 18240v500" svg:viewBox="0 0 1 501">
          <text:p/>
        </draw:connector>
        <draw:connector draw:style-name="gr22" draw:text-style-name="P2" draw:layer="layout" draw:type="line" svg:x1="4.202cm" svg:y1="20.772cm" svg:x2="4.169cm" svg:y2="21.413cm" draw:start-shape="id13" draw:start-glue-point="6" draw:end-shape="id11" draw:end-glue-point="0" svg:d="M4202 20772l-33 641" svg:viewBox="0 0 34 642">
          <text:p/>
        </draw:connector>
        <draw:custom-shape draw:style-name="gr23" draw:text-style-name="P1" xml:id="id15" draw:id="id15" draw:layer="layout" svg:width="5.706cm" svg:height="1.5cm" svg:x="7.085cm" svg:y="23.491cm">
          <text:p text:style-name="P1">Copia o e-mail para a </text:p>
          <text:p text:style-name="P1">pasta </text:p>
          <text:p text:style-name="P1">de err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27" draw:id="id27" draw:layer="layout" svg:width="5.75cm" svg:height="1.25cm" svg:x="7.077cm" svg:y="19.99cm">
          <text:p text:style-name="P1">Notifica os usuár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" draw:layer="layout" draw:type="line" svg:x1="6.077cm" svg:y1="24.224cm" svg:x2="7.085cm" svg:y2="24.241cm" draw:start-shape="id12" draw:start-glue-point="7" draw:end-shape="id15" draw:end-glue-point="3" svg:d="M6077 24224l1008 17" svg:viewBox="0 0 1009 18">
          <text:p/>
        </draw:connector>
        <draw:custom-shape draw:style-name="gr23" draw:text-style-name="P1" xml:id="id16" draw:id="id16" draw:layer="layout" svg:width="5.706cm" svg:height="1.5cm" svg:x="1.371cm" svg:y="25.74cm">
          <text:p text:style-name="P1">Verifica a extensão do </text:p>
          <text:p text:style-name="P1">documento anexo ao e-m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17" draw:id="id17" draw:layer="layout" svg:width="3.5cm" svg:height="2.032cm" svg:x="14.577cm" svg:y="2.458cm">
          <text:p text:style-name="P1">XML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2" draw:layer="layout" draw:line-skew="2.499cm" svg:x1="7.077cm" svg:y1="26.49cm" svg:x2="14.577cm" svg:y2="3.474cm" draw:start-shape="id16" draw:start-glue-point="1" draw:end-shape="id17" draw:end-glue-point="5" svg:d="M7077 26490h6250v-23016h1250" svg:viewBox="0 0 7501 23017">
          <text:p/>
        </draw:connector>
        <draw:connector draw:style-name="gr27" draw:text-style-name="P2" draw:layer="layout" draw:type="line" svg:x1="4.224cm" svg:y1="25.74cm" svg:x2="4.224cm" svg:y2="25.74cm" draw:start-shape="id16" draw:start-glue-point="0" draw:end-shape="id16" draw:end-glue-point="0" svg:d="M4224 25740z" svg:viewBox="0 0 1 1">
          <text:p/>
        </draw:connector>
        <draw:connector draw:style-name="gr28" draw:text-style-name="P2" draw:layer="layout" draw:type="line" svg:x1="4.202cm" svg:y1="25.24cm" svg:x2="4.224cm" svg:y2="25.74cm" draw:start-shape="id12" draw:start-glue-point="6" draw:end-shape="id16" svg:d="M4202 25240l22 500" svg:viewBox="0 0 23 501">
          <text:p/>
        </draw:connector>
        <draw:custom-shape draw:style-name="gr29" draw:text-style-name="P1" xml:id="id18" draw:id="id18" draw:layer="layout" svg:width="1cm" svg:height="0.75cm" svg:x="1.577cm" svg:y="22.9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draw:type="line" svg:x1="2.577cm" svg:y1="23.365cm" svg:x2="4.185cm" svg:y2="22.935cm" draw:start-shape="id18" draw:start-glue-point="10" draw:end-shape="id19" draw:end-glue-point="0" svg:d="M2577 23365l1608-430" svg:viewBox="0 0 1609 431">
          <text:p/>
        </draw:connector>
        <draw:custom-shape draw:style-name="gr16" draw:text-style-name="P1" xml:id="id20" draw:id="id20" draw:layer="layout" svg:width="5.75cm" svg:height="1.25cm" svg:x="13.47cm" svg:y="5.026cm">
          <text:p text:style-name="P1">Realiza a leitura dos 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xml:id="id21" draw:id="id21" draw:layer="layout" svg:width="4cm" svg:height="2.282cm" svg:x="14.327cm" svg:y="6.958cm">
          <text:p text:style-name="P1">Erro durante </text:p>
          <text:p text:style-name="P1">a leitur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xml:id="id22" draw:id="id22" draw:layer="layout" svg:width="5.465cm" svg:height="1.25cm" svg:x="13.612cm" svg:y="9.74cm">
          <text:p text:style-name="P1">Grava o Console.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draw:type="line" svg:x1="16.327cm" svg:y1="4.49cm" svg:x2="16.345cm" svg:y2="5.026cm" draw:start-shape="id17" draw:start-glue-point="6" draw:end-shape="id20" draw:end-glue-point="0" svg:d="M16327 4490l18 536" svg:viewBox="0 0 19 537">
          <text:p/>
        </draw:connector>
        <draw:connector draw:style-name="gr34" draw:text-style-name="P2" draw:layer="layout" draw:type="line" svg:x1="16.345cm" svg:y1="6.276cm" svg:x2="16.327cm" svg:y2="6.958cm" draw:start-shape="id20" draw:start-glue-point="2" draw:end-shape="id21" draw:end-glue-point="4" svg:d="M16345 6276l-18 682" svg:viewBox="0 0 19 683">
          <text:p/>
        </draw:connector>
        <draw:connector draw:style-name="gr35" draw:text-style-name="P2" xml:id="id40" draw:id="id40" draw:layer="layout" draw:type="line" svg:x1="16.327cm" svg:y1="9.24cm" svg:x2="16.344cm" svg:y2="9.74cm" draw:start-shape="id21" draw:start-glue-point="6" draw:end-shape="id22" draw:end-glue-point="0" svg:d="M16327 9240l17 500" svg:viewBox="0 0 18 501">
          <text:p/>
        </draw:connector>
        <draw:custom-shape draw:style-name="gr32" draw:text-style-name="P1" xml:id="id29" draw:id="id29" draw:layer="layout" svg:width="5.465cm" svg:height="1.25cm" svg:x="13.612cm" svg:y="11.74cm">
          <text:p text:style-name="P1">Notifica os usuár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23" draw:id="id23" draw:layer="layout" svg:width="5.75cm" svg:height="1.25cm" svg:x="7.077cm" svg:y="14.883cm">
          <text:p text:style-name="P1">Grava o Console.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draw:type="line" svg:x1="6.077cm" svg:y1="15.506cm" svg:x2="7.077cm" svg:y2="15.508cm" draw:start-shape="id7" draw:start-glue-point="7" draw:end-shape="id23" draw:end-glue-point="3" svg:d="M6077 15506l1000 2" svg:viewBox="0 0 1001 3">
          <text:p/>
        </draw:connector>
        <draw:connector draw:style-name="gr37" draw:text-style-name="P2" draw:layer="layout" draw:type="line" svg:x1="9.952cm" svg:y1="14.883cm" svg:x2="9.952cm" svg:y2="13.99cm" draw:start-shape="id23" draw:start-glue-point="0" draw:end-shape="id24" draw:end-glue-point="2" svg:d="M9952 14883v-893" svg:viewBox="0 0 1 894">
          <text:p/>
        </draw:connector>
        <draw:connector draw:style-name="gr38" draw:text-style-name="P2" draw:layer="layout" svg:x1="9.952cm" svg:y1="12.74cm" svg:x2="4.202cm" svg:y2="11.365cm" draw:start-shape="id24" draw:start-glue-point="0" draw:end-shape="id25" draw:end-glue-point="0" svg:d="M9952 12740v-1375h-5750" svg:viewBox="0 0 5751 1376">
          <text:p/>
        </draw:connector>
        <draw:custom-shape draw:style-name="gr16" draw:text-style-name="P1" xml:id="id26" draw:id="id26" draw:layer="layout" svg:width="5.75cm" svg:height="1.25cm" svg:x="7.077cm" svg:y="21.74cm">
          <text:p text:style-name="P1">Grava o Console.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2" draw:layer="layout" draw:type="line" svg:x1="9.938cm" svg:y1="23.491cm" svg:x2="9.952cm" svg:y2="22.99cm" draw:start-shape="id15" draw:start-glue-point="0" draw:end-shape="id26" draw:end-glue-point="2" svg:d="M9938 23491l14-501" svg:viewBox="0 0 15 502">
          <text:p/>
        </draw:connector>
        <draw:connector draw:style-name="gr40" draw:text-style-name="P2" draw:layer="layout" draw:type="line" svg:x1="9.952cm" svg:y1="21.74cm" svg:x2="9.952cm" svg:y2="21.24cm" draw:start-shape="id26" draw:start-glue-point="0" draw:end-shape="id27" draw:end-glue-point="2" svg:d="M9952 21740v-500" svg:viewBox="0 0 1 501">
          <text:p/>
        </draw:connector>
        <draw:connector draw:style-name="gr41" draw:text-style-name="P2" draw:layer="layout" draw:line-skew="-0.875cm" svg:x1="9.952cm" svg:y1="19.99cm" svg:x2="4.202cm" svg:y2="18.49cm" draw:start-shape="id27" draw:start-glue-point="0" draw:end-shape="id28" draw:end-glue-point="0" svg:d="M9952 19990v-1500h-5750" svg:viewBox="0 0 5751 1501">
          <text:p/>
        </draw:connector>
        <draw:connector draw:style-name="gr42" draw:text-style-name="P2" draw:layer="layout" draw:type="line" svg:x1="16.344cm" svg:y1="10.99cm" svg:x2="16.344cm" svg:y2="11.74cm" draw:start-shape="id22" draw:start-glue-point="2" draw:end-shape="id29" draw:end-glue-point="0" svg:d="M16344 10990v750" svg:viewBox="0 0 1 751">
          <text:p/>
        </draw:connector>
        <draw:custom-shape draw:style-name="gr43" draw:text-style-name="P1" xml:id="id31" draw:id="id31" draw:layer="layout" svg:width="1.25cm" svg:height="1.01cm" svg:x="15.75cm" svg:y="13.7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30" draw:id="id30" draw:layer="layout" svg:width="1cm" svg:height="0.75cm" svg:x="5.786cm" svg:y="22.89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5.786cm" svg:y1="23.268cm" svg:x2="4.185cm" svg:y2="22.935cm" draw:start-shape="id30" draw:start-glue-point="6" draw:end-shape="id19" draw:end-glue-point="0" svg:d="M5786 23268l-1601-333" svg:viewBox="0 0 1602 334">
          <text:p/>
        </draw:connector>
        <draw:connector draw:style-name="gr45" draw:text-style-name="P2" draw:layer="layout" draw:type="line" svg:x1="16.375cm" svg:y1="13.74cm" svg:x2="16.375cm" svg:y2="13.74cm" draw:start-shape="id31" draw:start-glue-point="4" draw:end-shape="id31" draw:end-glue-point="0" svg:d="M16375 13740z" svg:viewBox="0 0 1 1">
          <text:p/>
        </draw:connector>
        <draw:connector draw:style-name="gr46" draw:text-style-name="P2" draw:layer="layout" draw:type="line" svg:x1="16.344cm" svg:y1="12.99cm" svg:x2="16.375cm" svg:y2="13.74cm" draw:start-shape="id29" draw:start-glue-point="2" draw:end-shape="id31" draw:end-glue-point="0" svg:d="M16344 12990l31 750" svg:viewBox="0 0 32 751">
          <text:p/>
        </draw:connector>
        <draw:custom-shape draw:style-name="gr47" draw:text-style-name="P1" xml:id="id32" draw:id="id32" draw:layer="layout" svg:width="1cm" svg:height="1.01cm" svg:x="18.75cm" svg:y="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" draw:layer="layout" draw:type="line" svg:x1="18.327cm" svg:y1="8.099cm" svg:x2="18.75cm" svg:y2="7.505cm" draw:start-shape="id21" draw:start-glue-point="7" draw:end-shape="id32" draw:end-glue-point="6" svg:d="M18327 8099l423-594" svg:viewBox="0 0 424 595">
          <text:p/>
        </draw:connector>
        <draw:custom-shape draw:style-name="gr49" draw:text-style-name="P1" xml:id="id33" draw:id="id33" draw:layer="layout" svg:width="6cm" svg:height="1.25cm" svg:x="7.75cm" svg:y="1.25cm">
          <text:p text:style-name="P1">Elimina o e-m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xml:id="id34" draw:id="id34" draw:layer="layout" svg:width="1cm" svg:height="0.75cm" svg:x="10.25cm" svg:y="3.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2" draw:layer="layout" svg:x1="18.077cm" svg:y1="3.474cm" svg:x2="13.75cm" svg:y2="1.875cm" draw:start-shape="id17" draw:start-glue-point="7" draw:end-shape="id33" draw:end-glue-point="1" svg:d="M18077 3474h502v-1599h-4829" svg:viewBox="0 0 4830 1600">
          <text:p/>
        </draw:connector>
        <draw:connector draw:style-name="gr51" draw:text-style-name="P2" draw:layer="layout" draw:type="line" svg:x1="10.75cm" svg:y1="2.5cm" svg:x2="10.75cm" svg:y2="3.25cm" draw:start-shape="id33" draw:start-glue-point="2" draw:end-shape="id34" draw:end-glue-point="4" svg:d="M10750 2500v750" svg:viewBox="0 0 1 751">
          <text:p/>
        </draw:connector>
        <draw:custom-shape draw:style-name="gr1" draw:text-style-name="P1" xml:id="id38" draw:id="id38" draw:layer="layout" svg:width="3cm" svg:height="0.746cm" draw:transform="skewX (0.00453785605518526) rotate (0.00453785605518526) translate (15.108cm 20.754cm)">
          <text:p text:style-name="P1">Fim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6" draw:text-style-name="P1" draw:layer="layout" svg:width="5.75cm" svg:height="1.25cm" svg:x="7.078cm" svg:y="19.991cm">
          <text:p text:style-name="P1">Notifica os usuár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9" draw:id="id9" draw:layer="layout" svg:width="5.75cm" svg:height="1.25cm" svg:x="7.25cm" svg:y="27.25cm">
          <text:p text:style-name="P1">Desconecta da Con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xml:id="id35" draw:id="id35" draw:layer="layout" svg:width="3.824cm" svg:height="2.032cm" svg:x="14.75cm" svg:y="26.25cm">
          <text:p text:style-name="P1">Err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xml:id="id36" draw:id="id36" draw:layer="layout" svg:width="5.75cm" svg:height="1.25cm" svg:x="13.75cm" svg:y="24.25cm">
          <text:p text:style-name="P1">Grava o Console.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37" draw:id="id37" draw:layer="layout" svg:width="5.75cm" svg:height="1.25cm" svg:x="13.75cm" svg:y="22.5cm">
          <text:p text:style-name="P1">Notifica os usuár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2" draw:layer="layout" draw:type="line" svg:x1="13cm" svg:y1="27.875cm" svg:x2="14.75cm" svg:y2="27.266cm" draw:start-shape="id9" draw:start-glue-point="1" draw:end-shape="id35" draw:end-glue-point="5" svg:d="M13000 27875l1750-609" svg:viewBox="0 0 1751 610">
          <text:p/>
        </draw:connector>
        <draw:connector draw:style-name="gr54" draw:text-style-name="P2" draw:layer="layout" draw:type="line" svg:x1="16.662cm" svg:y1="26.25cm" svg:x2="16.625cm" svg:y2="25.5cm" draw:start-shape="id35" draw:start-glue-point="4" draw:end-shape="id36" draw:end-glue-point="2" svg:d="M16662 26250l-37-750" svg:viewBox="0 0 38 751">
          <text:p/>
        </draw:connector>
        <draw:connector draw:style-name="gr55" draw:text-style-name="P2" draw:layer="layout" draw:type="line" svg:x1="16.625cm" svg:y1="24.25cm" svg:x2="16.625cm" svg:y2="23.75cm" draw:start-shape="id36" draw:start-glue-point="0" draw:end-shape="id37" draw:end-glue-point="2" svg:d="M16625 24250v-500" svg:viewBox="0 0 1 501">
          <text:p/>
        </draw:connector>
        <draw:connector draw:style-name="gr56" draw:text-style-name="P2" draw:layer="layout" draw:type="line" svg:x1="16.625cm" svg:y1="22.5cm" svg:x2="16.609cm" svg:y2="21.492cm" draw:start-shape="id37" draw:start-glue-point="0" draw:end-shape="id38" draw:end-glue-point="6" svg:d="M16625 22500l-16-1008" svg:viewBox="0 0 17 1009">
          <text:p/>
        </draw:connector>
        <draw:connector draw:style-name="gr57" draw:text-style-name="P2" draw:layer="layout" draw:line-skew="0.674cm" svg:x1="18.574cm" svg:y1="27.266cm" svg:x2="18.108cm" svg:y2="21.111cm" draw:start-shape="id35" draw:start-glue-point="7" draw:end-shape="id38" draw:end-glue-point="7" svg:d="M18574 27266h1176v-6155h-1642" svg:viewBox="0 0 1643 6156">
          <text:p/>
        </draw:connector>
        <draw:custom-shape draw:style-name="gr47" draw:text-style-name="P1" xml:id="id39" draw:id="id39" draw:layer="layout" svg:width="1cm" svg:height="1.01cm" svg:x="18.679cm" svg:y="8.27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2" draw:layer="layout" draw:type="line" svg:x1="18.679cm" svg:y1="8.779cm" svg:x2="16.335cm" svg:y2="9.49cm" draw:start-shape="id39" draw:start-glue-point="6" draw:end-shape="id40" draw:end-glue-point="0" svg:d="M18679 8779l-2344 711" svg:viewBox="0 0 2345 712">
          <text:p/>
        </draw:connector>
      </draw:page>
      <draw:page draw:name="page2" draw:style-name="dp1" draw:master-page-name="Padrão">
        <draw:custom-shape draw:style-name="gr43" draw:text-style-name="P1" xml:id="id41" draw:id="id41" draw:layer="layout" svg:width="1.25cm" svg:height="1.01cm" svg:x="3.5cm" svg:y="1.2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50" draw:id="id50" draw:layer="layout" svg:width="5.465cm" svg:height="1.25cm" svg:x="1.536cm" svg:y="14.25cm">
          <text:p text:style-name="P1">Alimenta as tabelas do </text:p>
          <text:p text:style-name="P1">siste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" xml:id="id44" draw:id="id44" draw:layer="layout" svg:width="5.25cm" svg:height="1.25cm" svg:x="1.5cm" svg:y="5.5cm">
          <text:p text:style-name="P1">Analise para não importar </text:p>
          <text:p text:style-name="P1">o XML em Duplicida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xml:id="id48" draw:id="id48" draw:layer="layout" svg:width="5.465cm" svg:height="1.25cm" svg:x="1.535cm" svg:y="10cm">
          <text:p text:style-name="P1">Validação dos dados do </text:p>
          <text:p text:style-name="P1">X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42" draw:id="id42" draw:layer="layout" svg:width="3.75cm" svg:height="2.032cm" svg:x="2.25cm" svg:y="2.718cm">
          <text:p text:style-name="P1">XML OK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" xml:id="id43" draw:id="id43" draw:layer="layout" svg:width="1cm" svg:height="1.01cm" svg:x="6.75cm" svg:y="3.2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4.125cm" svg:y1="2.25cm" svg:x2="4.125cm" svg:y2="2.718cm" draw:start-shape="id41" draw:start-glue-point="8" draw:end-shape="id42" draw:end-glue-point="4" svg:d="M4125 2250v468" svg:viewBox="0 0 1 469">
          <text:p/>
        </draw:connector>
        <draw:connector draw:style-name="gr61" draw:text-style-name="P2" draw:layer="layout" draw:type="line" svg:x1="6cm" svg:y1="3.734cm" svg:x2="6.75cm" svg:y2="3.745cm" draw:start-shape="id42" draw:start-glue-point="7" draw:end-shape="id43" draw:end-glue-point="6" svg:d="M6000 3734l750 11" svg:viewBox="0 0 751 12">
          <text:p/>
        </draw:connector>
        <draw:custom-shape draw:style-name="gr62" draw:text-style-name="P1" xml:id="id45" draw:id="id45" draw:layer="layout" svg:width="4.25cm" svg:height="2.032cm" svg:x="2cm" svg:y="7.251cm">
          <text:p text:style-name="P1">Duplica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xml:id="id46" draw:id="id46" draw:layer="layout" svg:width="5.5cm" svg:height="1.25cm" svg:x="7.25cm" svg:y="7.644cm">
          <text:p text:style-name="P1">Notifica os usuár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xml:id="id47" draw:id="id47" draw:layer="layout" svg:width="1cm" svg:height="1.01cm" svg:x="9.5cm" svg:y="5.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2" draw:layer="layout" draw:type="line" svg:x1="4.125cm" svg:y1="4.75cm" svg:x2="4.125cm" svg:y2="5.5cm" draw:start-shape="id42" draw:start-glue-point="6" draw:end-shape="id44" draw:end-glue-point="0" svg:d="M4125 4750v750" svg:viewBox="0 0 1 751">
          <text:p/>
        </draw:connector>
        <draw:connector draw:style-name="gr65" draw:text-style-name="P2" draw:layer="layout" draw:type="line" svg:x1="4.125cm" svg:y1="6.75cm" svg:x2="4.125cm" svg:y2="7.251cm" draw:start-shape="id44" draw:start-glue-point="2" draw:end-shape="id45" draw:end-glue-point="4" svg:d="M4125 6750v501" svg:viewBox="0 0 1 502">
          <text:p/>
        </draw:connector>
        <draw:connector draw:style-name="gr66" draw:text-style-name="P2" draw:layer="layout" draw:type="line" svg:x1="6.25cm" svg:y1="8.267cm" svg:x2="7.25cm" svg:y2="8.269cm" draw:start-shape="id45" draw:start-glue-point="7" draw:end-shape="id46" draw:end-glue-point="3" svg:d="M6250 8267l1000 2" svg:viewBox="0 0 1001 3">
          <text:p/>
        </draw:connector>
        <draw:connector draw:style-name="gr67" draw:text-style-name="P2" draw:layer="layout" draw:type="line" svg:x1="10cm" svg:y1="7.644cm" svg:x2="10cm" svg:y2="6.26cm" draw:start-shape="id46" draw:start-glue-point="0" draw:end-shape="id47" draw:end-glue-point="8" svg:d="M10000 7644v-1384" svg:viewBox="0 0 1 1385">
          <text:p/>
        </draw:connector>
        <draw:custom-shape draw:style-name="gr68" draw:text-style-name="P1" xml:id="id49" draw:id="id49" draw:layer="layout" svg:width="4.75cm" svg:height="2.032cm" svg:x="1.892cm" svg:y="11.75cm">
          <text:p text:style-name="P1">Dados Ok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2" draw:layer="layout" draw:type="line" svg:x1="4.125cm" svg:y1="9.283cm" svg:x2="4.267cm" svg:y2="10cm" draw:start-shape="id45" draw:start-glue-point="6" draw:end-shape="id48" draw:end-glue-point="0" svg:d="M4125 9283l142 717" svg:viewBox="0 0 143 718">
          <text:p/>
        </draw:connector>
        <draw:connector draw:style-name="gr70" draw:text-style-name="P2" draw:layer="layout" draw:type="line" svg:x1="4.267cm" svg:y1="11.25cm" svg:x2="4.267cm" svg:y2="11.75cm" draw:start-shape="id48" draw:start-glue-point="2" draw:end-shape="id49" draw:end-glue-point="4" svg:d="M4267 11250v500" svg:viewBox="0 0 1 501">
          <text:p/>
        </draw:connector>
        <draw:connector draw:style-name="gr71" draw:text-style-name="P2" draw:layer="layout" draw:type="line" svg:x1="4.267cm" svg:y1="13.782cm" svg:x2="4.268cm" svg:y2="14.25cm" draw:start-shape="id49" draw:start-glue-point="6" draw:end-shape="id50" draw:end-glue-point="0" svg:d="M4267 13782l1 468" svg:viewBox="0 0 2 469">
          <text:p/>
        </draw:connector>
        <draw:connector draw:style-name="gr72" draw:text-style-name="P2" draw:layer="layout" svg:x1="6.642cm" svg:y1="12.766cm" svg:x2="10cm" svg:y2="8.894cm" draw:start-shape="id49" draw:start-glue-point="7" draw:end-shape="id46" draw:end-glue-point="2" svg:d="M6642 12766h3358v-3872" svg:viewBox="0 0 3359 3873">
          <text:p/>
        </draw:connector>
        <draw:custom-shape draw:style-name="gr29" draw:text-style-name="P1" xml:id="id51" draw:id="id51" draw:layer="layout" svg:width="1cm" svg:height="0.75cm" svg:x="3.75cm" svg:y="16.2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2" draw:layer="layout" draw:type="line" svg:x1="4.268cm" svg:y1="15.5cm" svg:x2="4.25cm" svg:y2="16.25cm" draw:start-shape="id50" draw:start-glue-point="2" draw:end-shape="id51" draw:end-glue-point="4" svg:d="M4268 15500l-18 750" svg:viewBox="0 0 19 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9" draw:display-name="Pontas das setas 29" svg:viewBox="0 0 20 20" svg:d="M0 20l10-20 10 20z"/>
    <draw:marker draw:name="Pontas_20_das_20_setas_20_30" draw:display-name="Pontas das setas 30" svg:viewBox="0 0 20 20" svg:d="M0 20l10-20 10 20z"/>
    <draw:marker draw:name="Pontas_20_das_20_setas_20_31" draw:display-name="Pontas das setas 31" svg:viewBox="0 0 20 20" svg:d="M0 20l10-20 10 20z"/>
    <draw:marker draw:name="Pontas_20_das_20_setas_20_32" draw:display-name="Pontas das setas 32" svg:viewBox="0 0 20 20" svg:d="M0 20l10-20 10 20z"/>
    <draw:marker draw:name="Pontas_20_das_20_setas_20_34" draw:display-name="Pontas das setas 34" svg:viewBox="0 0 20 20" svg:d="M0 20l10-20 10 20z"/>
    <draw:marker draw:name="Pontas_20_das_20_setas_20_35" draw:display-name="Pontas das setas 35" svg:viewBox="0 0 20 20" svg:d="M0 20l10-20 10 20z"/>
    <draw:marker draw:name="Pontas_20_das_20_setas_20_36" draw:display-name="Pontas das setas 36" svg:viewBox="0 0 20 20" svg:d="M0 20l10-20 10 20z"/>
    <draw:marker draw:name="Pontas_20_das_20_setas_20_38" draw:display-name="Pontas das setas 38" svg:viewBox="0 0 20 20" svg:d="M0 20l10-20 10 20z"/>
    <draw:marker draw:name="Pontas_20_das_20_setas_20_39" draw:display-name="Pontas das setas 39" svg:viewBox="0 0 20 20" svg:d="M0 20l10-20 10 20z"/>
    <draw:marker draw:name="Pontas_20_das_20_setas_20_40" draw:display-name="Pontas das setas 40" svg:viewBox="0 0 20 20" svg:d="M0 20l10-20 10 20z"/>
    <draw:marker draw:name="Pontas_20_das_20_setas_20_41" draw:display-name="Pontas das setas 41" svg:viewBox="0 0 20 20" svg:d="M0 20l10-20 10 20z"/>
    <draw:marker draw:name="Pontas_20_das_20_setas_20_42" draw:display-name="Pontas das setas 42" svg:viewBox="0 0 20 20" svg:d="M0 20l10-20 10 20z"/>
    <draw:marker draw:name="Pontas_20_das_20_setas_20_43" draw:display-name="Pontas das setas 43" svg:viewBox="0 0 20 20" svg:d="M0 20l10-20 10 20z"/>
    <draw:marker draw:name="Pontas_20_das_20_setas_20_44" draw:display-name="Pontas das setas 44" svg:viewBox="0 0 20 20" svg:d="M0 20l10-20 10 20z"/>
    <draw:marker draw:name="Pontas_20_das_20_setas_20_45" draw:display-name="Pontas das setas 45" svg:viewBox="0 0 20 20" svg:d="M0 20l10-20 10 20z"/>
    <draw:marker draw:name="Pontas_20_das_20_setas_20_46" draw:display-name="Pontas das setas 46" svg:viewBox="0 0 20 20" svg:d="M0 20l10-20 10 20z"/>
    <draw:marker draw:name="Pontas_20_das_20_setas_20_47" draw:display-name="Pontas das setas 47" svg:viewBox="0 0 20 20" svg:d="M0 20l10-20 10 20z"/>
    <draw:marker draw:name="Pontas_20_das_20_setas_20_48" draw:display-name="Pontas das setas 48" svg:viewBox="0 0 20 20" svg:d="M0 20l10-20 10 20z"/>
    <draw:marker draw:name="Pontas_20_das_20_setas_20_49" draw:display-name="Pontas das setas 49" svg:viewBox="0 0 20 20" svg:d="M0 20l10-20 10 20z"/>
    <draw:marker draw:name="Pontas_20_das_20_setas_20_50" draw:display-name="Pontas das setas 50" svg:viewBox="0 0 20 20" svg:d="M0 20l10-20 10 20z"/>
    <draw:marker draw:name="Pontas_20_das_20_setas_20_51" draw:display-name="Pontas das setas 51" svg:viewBox="0 0 20 20" svg:d="M0 20l10-20 10 20z"/>
    <draw:marker draw:name="Pontas_20_das_20_setas_20_52" draw:display-name="Pontas das setas 52" svg:viewBox="0 0 20 20" svg:d="M0 20l10-20 10 20z"/>
    <draw:marker draw:name="Pontas_20_das_20_setas_20_54" draw:display-name="Pontas das setas 54" svg:viewBox="0 0 20 20" svg:d="M0 20l10-20 10 20z"/>
    <draw:marker draw:name="Pontas_20_das_20_setas_20_55" draw:display-name="Pontas das setas 55" svg:viewBox="0 0 20 20" svg:d="M0 20l10-20 10 20z"/>
    <draw:marker draw:name="Pontas_20_das_20_setas_20_56" draw:display-name="Pontas das setas 56" svg:viewBox="0 0 20 20" svg:d="M0 20l10-20 10 20z"/>
    <draw:marker draw:name="Pontas_20_das_20_setas_20_57" draw:display-name="Pontas das setas 57" svg:viewBox="0 0 20 20" svg:d="M0 20l10-20 10 20z"/>
    <draw:marker draw:name="Pontas_20_das_20_setas_20_58" draw:display-name="Pontas das setas 58" svg:viewBox="0 0 20 20" svg:d="M0 20l10-20 10 20z"/>
    <draw:marker draw:name="Pontas_20_das_20_setas_20_59" draw:display-name="Pontas das setas 59" svg:viewBox="0 0 20 20" svg:d="M0 20l10-20 10 20z"/>
    <draw:marker draw:name="Pontas_20_das_20_setas_20_6" draw:display-name="Pontas das setas 6" svg:viewBox="0 0 20 20" svg:d="M0 20l10-20 10 20z"/>
    <draw:marker draw:name="Pontas_20_das_20_setas_20_60" draw:display-name="Pontas das setas 60" svg:viewBox="0 0 20 20" svg:d="M0 20l10-20 10 20z"/>
    <draw:marker draw:name="Pontas_20_das_20_setas_20_61" draw:display-name="Pontas das setas 61" svg:viewBox="0 0 20 20" svg:d="M0 20l10-20 10 20z"/>
    <draw:marker draw:name="Pontas_20_das_20_setas_20_62" draw:display-name="Pontas das setas 62" svg:viewBox="0 0 20 20" svg:d="M0 20l10-20 10 20z"/>
    <draw:marker draw:name="Pontas_20_das_20_setas_20_63" draw:display-name="Pontas das setas 63" svg:viewBox="0 0 20 20" svg:d="M0 20l10-20 10 20z"/>
    <draw:marker draw:name="Pontas_20_das_20_setas_20_64" draw:display-name="Pontas das setas 64" svg:viewBox="0 0 20 20" svg:d="M0 20l10-20 10 20z"/>
    <draw:marker draw:name="Pontas_20_das_20_setas_20_65" draw:display-name="Pontas das setas 65" svg:viewBox="0 0 20 20" svg:d="M0 20l10-20 10 20z"/>
    <draw:marker draw:name="Pontas_20_das_20_setas_20_66" draw:display-name="Pontas das setas 66" svg:viewBox="0 0 20 20" svg:d="M0 20l10-20 10 20z"/>
    <draw:marker draw:name="Pontas_20_das_20_setas_20_67" draw:display-name="Pontas das setas 67" svg:viewBox="0 0 20 20" svg:d="M0 20l10-20 10 20z"/>
    <draw:marker draw:name="Pontas_20_das_20_setas_20_68" draw:display-name="Pontas das setas 68" svg:viewBox="0 0 20 20" svg:d="M0 20l10-20 10 20z"/>
    <draw:marker draw:name="Pontas_20_das_20_setas_20_69" draw:display-name="Pontas das setas 69" svg:viewBox="0 0 20 20" svg:d="M0 20l10-20 10 20z"/>
    <draw:marker draw:name="Pontas_20_das_20_setas_20_70" draw:display-name="Pontas das setas 70" svg:viewBox="0 0 20 20" svg:d="M0 20l10-20 10 20z"/>
    <draw:marker draw:name="Pontas_20_das_20_setas_20_71" draw:display-name="Pontas das setas 71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A4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6T10:14:52.848497089</meta:creation-date>
    <dc:date>2021-10-26T14:23:30.111422406</dc:date>
    <meta:editing-duration>PT32M55S</meta:editing-duration>
    <meta:editing-cycles>8</meta:editing-cycles>
    <meta:generator>LibreOffice/7.0.4.2$Linux_X86_64 LibreOffice_project/dcf040e67528d9187c66b2379df5ea4407429775</meta:generator>
    <meta:document-statistic meta:object-count="98"/>
  </office:meta>
</office:document-meta>
</file>